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ubtitle">
      <style:text-properties officeooo:rsid="000e17f6" officeooo:paragraph-rsid="000e17f6"/>
    </style:style>
    <style:style style:name="P2" style:family="paragraph" style:parent-style-name="Text_20_body">
      <style:text-properties officeooo:rsid="000fbae0" officeooo:paragraph-rsid="000fbae0"/>
    </style:style>
    <style:style style:name="P3" style:family="paragraph" style:parent-style-name="Text_20_body">
      <style:text-properties style:text-underline-style="solid" style:text-underline-width="auto" style:text-underline-color="font-color" officeooo:rsid="00110a2f" officeooo:paragraph-rsid="00110a2f"/>
    </style:style>
    <style:style style:name="P4" style:family="paragraph" style:parent-style-name="Text_20_body">
      <style:text-properties style:text-underline-style="solid" style:text-underline-width="auto" style:text-underline-color="font-color" officeooo:rsid="00222240" officeooo:paragraph-rsid="00222240"/>
    </style:style>
    <style:style style:name="P5" style:family="paragraph" style:parent-style-name="Text_20_body">
      <style:text-properties style:text-underline-style="solid" style:text-underline-width="auto" style:text-underline-color="font-color" officeooo:rsid="0025384f" officeooo:paragraph-rsid="0025384f"/>
    </style:style>
    <style:style style:name="P6" style:family="paragraph" style:parent-style-name="Text_20_body">
      <style:text-properties style:text-underline-style="solid" style:text-underline-width="auto" style:text-underline-color="font-color" officeooo:rsid="002f8aec" officeooo:paragraph-rsid="002f8aec"/>
    </style:style>
    <style:style style:name="P7" style:family="paragraph" style:parent-style-name="Text_20_body">
      <style:text-properties style:text-underline-style="none" officeooo:rsid="00110a2f" officeooo:paragraph-rsid="00110a2f"/>
    </style:style>
    <style:style style:name="P8" style:family="paragraph" style:parent-style-name="Text_20_body">
      <style:text-properties style:text-underline-style="none" officeooo:rsid="001235fe" officeooo:paragraph-rsid="001235fe"/>
    </style:style>
    <style:style style:name="P9" style:family="paragraph" style:parent-style-name="Text_20_body">
      <style:text-properties style:text-underline-style="none" officeooo:rsid="001a49bf" officeooo:paragraph-rsid="001a49bf"/>
    </style:style>
    <style:style style:name="P10" style:family="paragraph" style:parent-style-name="Text_20_body">
      <style:text-properties style:text-underline-style="none" officeooo:rsid="001d1dde" officeooo:paragraph-rsid="001d1dde"/>
    </style:style>
    <style:style style:name="P11" style:family="paragraph" style:parent-style-name="Text_20_body">
      <style:text-properties style:text-underline-style="none" officeooo:rsid="00208d54" officeooo:paragraph-rsid="00208d54"/>
    </style:style>
    <style:style style:name="P12" style:family="paragraph" style:parent-style-name="Text_20_body">
      <style:text-properties style:text-underline-style="none" officeooo:rsid="00229afc" officeooo:paragraph-rsid="00229afc"/>
    </style:style>
    <style:style style:name="P13" style:family="paragraph" style:parent-style-name="Text_20_body">
      <style:text-properties style:text-underline-style="none" officeooo:rsid="002c18fa" officeooo:paragraph-rsid="002c18fa"/>
    </style:style>
    <style:style style:name="P14" style:family="paragraph" style:parent-style-name="Text_20_body">
      <style:text-properties style:text-underline-style="none" officeooo:rsid="002f8aec" officeooo:paragraph-rsid="002f8aec"/>
    </style:style>
    <style:style style:name="P15" style:family="paragraph" style:parent-style-name="Text_20_body">
      <style:text-properties style:text-underline-style="none" officeooo:rsid="003359a0" officeooo:paragraph-rsid="003359a0"/>
    </style:style>
    <style:style style:name="P16" style:family="paragraph" style:parent-style-name="Text_20_body">
      <style:text-properties style:text-underline-style="none" officeooo:rsid="003673a2" officeooo:paragraph-rsid="003c3166"/>
    </style:style>
    <style:style style:name="P17" style:family="paragraph" style:parent-style-name="Text_20_body">
      <style:text-properties style:text-underline-style="none" officeooo:rsid="003673a2" officeooo:paragraph-rsid="00405c5b"/>
    </style:style>
    <style:style style:name="P18" style:family="paragraph" style:parent-style-name="Text_20_body">
      <style:text-properties style:text-underline-style="none" officeooo:rsid="003673a2" officeooo:paragraph-rsid="0044ddc1"/>
    </style:style>
    <style:style style:name="P19" style:family="paragraph" style:parent-style-name="Text_20_body">
      <style:text-properties officeooo:paragraph-rsid="0025384f"/>
    </style:style>
    <style:style style:name="P20" style:family="paragraph" style:parent-style-name="Text_20_body">
      <style:text-properties officeooo:rsid="002960a3" officeooo:paragraph-rsid="002960a3"/>
    </style:style>
    <style:style style:name="P21" style:family="paragraph" style:parent-style-name="Title">
      <style:text-properties officeooo:rsid="000e17f6" officeooo:paragraph-rsid="000e17f6"/>
    </style:style>
    <style:style style:name="P22" style:family="paragraph" style:parent-style-name="Text_20_body" style:list-style-name="L1">
      <style:text-properties style:text-underline-style="none" officeooo:rsid="0012cf20" officeooo:paragraph-rsid="0012cf20"/>
    </style:style>
    <style:style style:name="P23" style:family="paragraph" style:parent-style-name="Text_20_body" style:list-style-name="L2">
      <style:text-properties style:text-underline-style="none" officeooo:rsid="00222240" officeooo:paragraph-rsid="00222240"/>
    </style:style>
    <style:style style:name="P24" style:family="paragraph" style:parent-style-name="Text_20_body">
      <style:text-properties style:text-position="0% 100%" style:text-underline-style="none" officeooo:rsid="0015fd67" officeooo:paragraph-rsid="0015fd67"/>
    </style:style>
    <style:style style:name="P25" style:family="paragraph" style:parent-style-name="Text_20_body">
      <style:text-properties style:text-position="0% 100%" style:text-underline-style="none" officeooo:rsid="0017a914" officeooo:paragraph-rsid="0017a914"/>
    </style:style>
    <style:style style:name="P26" style:family="paragraph" style:parent-style-name="Text_20_body">
      <style:text-properties style:text-position="0% 100%" style:text-underline-style="none" officeooo:rsid="001e9d7f" officeooo:paragraph-rsid="001e9d7f"/>
    </style:style>
    <style:style style:name="P27" style:family="paragraph" style:parent-style-name="Text_20_body" style:list-style-name="L2">
      <style:text-properties style:text-position="0% 100%" style:text-underline-style="none" officeooo:rsid="00222240" officeooo:paragraph-rsid="00222240"/>
    </style:style>
    <style:style style:name="P28" style:family="paragraph" style:parent-style-name="Text_20_body">
      <style:text-properties style:text-position="0% 100%" style:text-underline-style="none" officeooo:rsid="0021f7f8" officeooo:paragraph-rsid="0021f7f8"/>
    </style:style>
    <style:style style:name="P29" style:family="paragraph" style:parent-style-name="Text_20_body">
      <style:text-properties style:text-position="0% 100%" style:text-underline-style="none" officeooo:rsid="002a92f7" officeooo:paragraph-rsid="002a92f7"/>
    </style:style>
    <style:style style:name="P30" style:family="paragraph" style:parent-style-name="Text_20_body">
      <style:text-properties style:text-position="0% 100%" style:text-underline-style="none" officeooo:rsid="00343b02" officeooo:paragraph-rsid="00343b02"/>
    </style:style>
    <style:style style:name="P31" style:family="paragraph" style:parent-style-name="Text_20_body">
      <style:text-properties style:text-position="0% 100%" style:text-underline-style="none" officeooo:rsid="0035fac6" officeooo:paragraph-rsid="0035fac6"/>
    </style:style>
    <style:style style:name="P32" style:family="paragraph" style:parent-style-name="Text_20_body">
      <style:text-properties style:text-position="0% 100%" style:text-underline-style="none" officeooo:rsid="0044ddc1" officeooo:paragraph-rsid="004615e2"/>
    </style:style>
    <style:style style:name="P33" style:family="paragraph" style:parent-style-name="Text_20_body">
      <style:text-properties style:text-position="0% 100%" style:text-underline-style="none" officeooo:rsid="004615e2" officeooo:paragraph-rsid="0046b93b"/>
    </style:style>
    <style:style style:name="P34" style:family="paragraph" style:parent-style-name="Text_20_body">
      <style:text-properties style:text-position="0% 100%" style:text-underline-style="none" officeooo:rsid="0046b93b" officeooo:paragraph-rsid="0047d18a"/>
    </style:style>
    <style:style style:name="P35" style:family="paragraph" style:parent-style-name="Text_20_body">
      <style:text-properties style:text-position="0% 100%" style:text-underline-style="none" officeooo:rsid="0047d18a" officeooo:paragraph-rsid="0047d18a"/>
    </style:style>
    <style:style style:name="P36" style:family="paragraph" style:parent-style-name="Text_20_body" style:list-style-name="L3">
      <style:text-properties style:text-position="0% 100%" style:text-underline-style="none" officeooo:rsid="0047d18a" officeooo:paragraph-rsid="0047d18a"/>
    </style:style>
    <style:style style:name="P37" style:family="paragraph" style:parent-style-name="Text_20_body">
      <style:text-properties style:text-position="0% 100%" style:text-underline-style="solid" style:text-underline-width="auto" style:text-underline-color="font-color" officeooo:rsid="00199065" officeooo:paragraph-rsid="00199065"/>
    </style:style>
    <style:style style:name="P38" style:family="paragraph" style:parent-style-name="Text_20_body">
      <style:text-properties style:text-position="0% 100%" style:text-underline-style="solid" style:text-underline-width="auto" style:text-underline-color="font-color" officeooo:rsid="0020adf2" officeooo:paragraph-rsid="0020adf2"/>
    </style:style>
    <style:style style:name="P39" style:family="paragraph" style:parent-style-name="Text_20_body">
      <style:text-properties style:text-position="0% 100%" style:text-underline-style="solid" style:text-underline-width="auto" style:text-underline-color="font-color" officeooo:rsid="00229afc" officeooo:paragraph-rsid="00229afc"/>
    </style:style>
    <style:style style:name="P40" style:family="paragraph" style:parent-style-name="Text_20_body">
      <style:text-properties style:text-position="0% 100%" style:text-underline-style="solid" style:text-underline-width="auto" style:text-underline-color="font-color" officeooo:rsid="002a92f7" officeooo:paragraph-rsid="002a92f7"/>
    </style:style>
    <style:style style:name="P41" style:family="paragraph" style:parent-style-name="Text_20_body">
      <style:text-properties style:text-position="0% 100%" style:text-underline-style="solid" style:text-underline-width="auto" style:text-underline-color="font-color" officeooo:rsid="002c18fa" officeooo:paragraph-rsid="002c18fa"/>
    </style:style>
    <style:style style:name="P42" style:family="paragraph" style:parent-style-name="Text_20_body">
      <style:text-properties style:text-position="0% 100%" style:text-underline-style="solid" style:text-underline-width="auto" style:text-underline-color="font-color" officeooo:rsid="003673a2" officeooo:paragraph-rsid="003673a2"/>
    </style:style>
    <style:style style:name="P43" style:family="paragraph" style:parent-style-name="Text_20_body">
      <style:text-properties style:text-position="0% 100%" style:text-underline-style="solid" style:text-underline-width="auto" style:text-underline-color="font-color" officeooo:rsid="003c3166" officeooo:paragraph-rsid="003c3166"/>
    </style:style>
    <style:style style:name="P44" style:family="paragraph" style:parent-style-name="Text_20_body">
      <style:text-properties style:text-position="0% 100%" style:text-underline-style="solid" style:text-underline-width="auto" style:text-underline-color="font-color" officeooo:rsid="0044ddc1" officeooo:paragraph-rsid="0044ddc1"/>
    </style:style>
    <style:style style:name="P45" style:family="paragraph" style:parent-style-name="Text_20_body">
      <style:text-properties style:text-position="0% 100%" style:text-underline-style="solid" style:text-underline-width="auto" style:text-underline-color="font-color" officeooo:rsid="0047d18a" officeooo:paragraph-rsid="0047d18a"/>
    </style:style>
    <style:style style:name="T1" style:family="text">
      <style:text-properties officeooo:rsid="0011458d"/>
    </style:style>
    <style:style style:name="T2" style:family="text">
      <style:text-properties officeooo:rsid="00115db7"/>
    </style:style>
    <style:style style:name="T3" style:family="text">
      <style:text-properties style:text-position="sub 58%"/>
    </style:style>
    <style:style style:name="T4" style:family="text">
      <style:text-properties style:text-position="0% 100%"/>
    </style:style>
    <style:style style:name="T5" style:family="text">
      <style:text-properties style:text-position="0% 100%" officeooo:rsid="001bd085"/>
    </style:style>
    <style:style style:name="T6" style:family="text">
      <style:text-properties style:text-position="0% 100%" officeooo:rsid="001c6fe4"/>
    </style:style>
    <style:style style:name="T7" style:family="text">
      <style:text-properties style:text-position="0% 100%" officeooo:rsid="001c7210"/>
    </style:style>
    <style:style style:name="T8" style:family="text">
      <style:text-properties style:text-position="0% 100%" officeooo:rsid="0020adf2"/>
    </style:style>
    <style:style style:name="T9" style:family="text">
      <style:text-properties style:text-position="0% 100%" officeooo:rsid="00224f0b"/>
    </style:style>
    <style:style style:name="T10" style:family="text">
      <style:text-properties style:text-position="0% 100%" officeooo:rsid="00239555"/>
    </style:style>
    <style:style style:name="T11" style:family="text">
      <style:text-properties style:text-position="0% 100%" style:text-underline-style="none"/>
    </style:style>
    <style:style style:name="T12" style:family="text">
      <style:text-properties style:text-position="0% 100%" style:text-underline-style="none" officeooo:rsid="0025384f"/>
    </style:style>
    <style:style style:name="T13" style:family="text">
      <style:text-properties style:text-position="0% 100%" style:text-underline-style="none" officeooo:rsid="002606b1"/>
    </style:style>
    <style:style style:name="T14" style:family="text">
      <style:text-properties style:text-position="0% 100%" style:text-underline-style="none" officeooo:rsid="0027510a"/>
    </style:style>
    <style:style style:name="T15" style:family="text">
      <style:text-properties style:text-position="0% 100%" style:text-underline-style="none" officeooo:rsid="00291fb7"/>
    </style:style>
    <style:style style:name="T16" style:family="text">
      <style:text-properties style:text-position="0% 100%" officeooo:rsid="002df4a4"/>
    </style:style>
    <style:style style:name="T17" style:family="text">
      <style:text-properties style:text-position="0% 100%" officeooo:rsid="002ef2e3"/>
    </style:style>
    <style:style style:name="T18" style:family="text">
      <style:text-properties style:text-position="0% 100%" officeooo:rsid="002f9da3"/>
    </style:style>
    <style:style style:name="T19" style:family="text">
      <style:text-properties style:text-position="0% 100%" officeooo:rsid="00318c94"/>
    </style:style>
    <style:style style:name="T20" style:family="text">
      <style:text-properties style:text-position="0% 100%" officeooo:rsid="00386465"/>
    </style:style>
    <style:style style:name="T21" style:family="text">
      <style:text-properties style:text-position="0% 100%" officeooo:rsid="003a0bf8"/>
    </style:style>
    <style:style style:name="T22" style:family="text">
      <style:text-properties style:text-position="0% 100%" officeooo:rsid="003b7125"/>
    </style:style>
    <style:style style:name="T23" style:family="text">
      <style:text-properties style:text-position="0% 100%" officeooo:rsid="003c3166"/>
    </style:style>
    <style:style style:name="T24" style:family="text">
      <style:text-properties style:text-position="0% 100%" officeooo:rsid="003d8a24"/>
    </style:style>
    <style:style style:name="T25" style:family="text">
      <style:text-properties style:text-position="0% 100%" officeooo:rsid="003e674f"/>
    </style:style>
    <style:style style:name="T26" style:family="text">
      <style:text-properties style:text-position="0% 100%" officeooo:rsid="00405c5b"/>
    </style:style>
    <style:style style:name="T27" style:family="text">
      <style:text-properties style:text-position="0% 100%" officeooo:rsid="0042362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Virtualization</text:p>
      <text:p text:style-name="P1">Beyond Physical Memory: Policies</text:p>
      <text:p text:style-name="P2">When little memeory is freed, memory pressure forces the OS to start paging ut pages to make room for ectively-used pages. Deciding which pages to evict is encapsulated within the replacement policy of the OS. </text:p>
      <text:p text:style-name="P3">The Crux: How Do We Decide Which Page To Evict? </text:p>
      <text:p text:style-name="P3">22.1 Cache Management</text:p>
      <text:p text:style-name="P7">We want to minimize the number of cache misses (number of time we have to fetch a page from disk). <text:span text:style-name="T1">Or we look at it the opposite way, to maximize the number of cache hits. </text:span><text:span text:style-name="T2">With the knowledge of number of misses and hits we can calculate the average memory access time (AMAT) for a program. </text:span></text:p>
      <text:p text:style-name="P8">AMAT = T<text:span text:style-name="T3">M </text:span><text:span text:style-name="T4">+ (P</text:span><text:span text:style-name="T3">Miss</text:span><text:span text:style-name="T4"> * T</text:span><text:span text:style-name="T3">D</text:span><text:span text:style-name="T4">)</text:span></text:p>
      <text:list xml:id="list3090298101" text:style-name="L1">
        <text:list-item>
          <text:p text:style-name="P22"><text:span text:style-name="T4">T</text:span><text:span text:style-name="T3">M</text:span><text:span text:style-name="T4">: Cost of accessing memory</text:span></text:p>
        </text:list-item>
        <text:list-item>
          <text:p text:style-name="P22"><text:span text:style-name="T4">T</text:span><text:span text:style-name="T3">D</text:span><text:span text:style-name="T4">: Cost of accessing disk</text:span></text:p>
        </text:list-item>
        <text:list-item>
          <text:p text:style-name="P22"><text:span text:style-name="T4">P</text:span><text:span text:style-name="T3">miss</text:span><text:span text:style-name="T4">: Probability of not finding data in cache (miss)</text:span></text:p>
        </text:list-item>
      </text:list>
      <text:p text:style-name="P24">When we miss in the cache we must pay the cost of going into disk. </text:p>
      <text:p text:style-name="P25">See example on p. 244.</text:p>
      <text:p text:style-name="P25">What we see is that the total time penalty will approach the miss penalty of only 1 miss. So we need to develop a smarter policy!</text:p>
      <text:p text:style-name="P37">22.2 The Optimal Replacement Policy</text:p>
      <text:p text:style-name="P9"><text:span text:style-name="T4">The optimal replacement policy leads to the fewest misses overall. </text:span><text:span text:style-name="T5">It is simple but difficult to implement. </text:span><text:span text:style-name="T6">This algorithm / policy will replace the page accessed furthest in the future. </text:span><text:span text:style-name="T7">We will exclude the one that is refferred to furthest in time. So all other pages are referred to before the replaced one. </text:span></text:p>
      <text:p text:style-name="P10"><text:span text:style-name="T7">A </text:span><text:span text:style-name="T4">cache with an empty state will always result in a miss the first tries. This is known as a cold-start miss (or compulsary miss). </text:span></text:p>
      <text:p text:style-name="P26">What the policy do is that it checks the future for all pages resident in the cache and calculates which one that will be referred to furthest in the futures, this one is replaced. </text:p>
      <text:p text:style-name="P11"><text:span text:style-name="T4">Unfortunately the future is not generally known. We cannot build the optimal policy for general-purpose OS’s. </text:span><text:span text:style-name="T8">Thus we continue with other policies:</text:span></text:p>
      <text:p text:style-name="P4"><text:span text:style-name="T8">A</text:span><text:span text:style-name="T4">side: Types of Cache Misses</text:span></text:p>
      <text:list xml:id="list3548140898" text:style-name="L2">
        <text:list-item>
          <text:p text:style-name="P27">Cold-start / compulsary miss (Empty cache, initial state)</text:p>
        </text:list-item>
        <text:list-item>
          <text:p text:style-name="P27">Capacity miss (Out of space)</text:p>
        </text:list-item>
        <text:list-item>
          <text:p text:style-name="P23"><text:soft-page-break/><text:span text:style-name="T4">Conflict miss (Limits on where an item can be placed due to set-associativity </text:span><text:span text:style-name="T9">[not arising on fully-associative caches]</text:span><text:span text:style-name="T4">)</text:span></text:p>
        </text:list-item>
      </text:list>
      <text:p text:style-name="P38">22.3 A Simple Policy: FIFO</text:p>
      <text:p text:style-name="P28">First-In-First-Out replacement is simple. </text:p>
      <text:p text:style-name="P39">22.4 Another Simple Policy: Random</text:p>
      <text:p text:style-name="P12"><text:span text:style-name="T4">Properties similar to FIFO, simple to implement. </text:span><text:span text:style-name="T10">It does slightly better than FIFO and a little worse than optimal. </text:span></text:p>
      <text:p text:style-name="P5"><text:span text:style-name="T10">2</text:span><text:span text:style-name="T4">2.5 Using History: LRU</text:span></text:p>
      <text:p text:style-name="P19"><text:span text:style-name="T12">We want to avoid the simple case of kicking out an important page, one that will be referenced soon again. </text:span><text:span text:style-name="T13">If a program has accessed a page in the near past, it is likely to access it again in the near future. </text:span><text:span text:style-name="T14">The policy can use frequency or recency to determine the appropriate replacement. </text:span><text:span text:style-name="T15">This family of policies uses the principle of locality (an observation of programs and their behavior). </text:span></text:p>
      <text:p text:style-name="P20"><text:span text:style-name="T15">T</text:span><text:span text:style-name="T11">his is where the Least Frequently Used (PFU) policy comes in. </text:span></text:p>
      <text:p text:style-name="P40">22.6 Workload Examples</text:p>
      <text:p text:style-name="P29">See graphs on p.251 – p.253</text:p>
      <text:p text:style-name="P41">22.7 Implementing Historical Algorithms</text:p>
      <text:p text:style-name="P13"><text:span text:style-name="T4">We see that an algorithm like the LRU ddoes better than simpler policies like FIFO and Random </text:span><text:span text:style-name="T16">due to its historically perspective. </text:span><text:span text:style-name="T17">Its quite some work to implement a perfect LRU. It is expensive even with hardware support to e.g. scan an array on accessing times for all the pages. Thus, can we approximate it? </text:span></text:p>
      <text:p text:style-name="P6"><text:span text:style-name="T17">2</text:span><text:span text:style-name="T4">2.8 Approximating LRU</text:span></text:p>
      <text:p text:style-name="P14"><text:span text:style-name="T4">requires hardware support in form of a use bit (a reference bit) </text:span><text:span text:style-name="T18">per page in a system and lives in the memory somewhere, perphaps the per-process page-table. </text:span><text:span text:style-name="T19">Whenever a page is used, the HW set the use bit to 1 (never resets it since this is the OS’s responsibility). </text:span></text:p>
      <text:p text:style-name="P15"><text:span text:style-name="T19">T</text:span><text:span text:style-name="T4">he OS implements this by using the clock algorithm where a clock hand points to some particular page to begin with. When a replacement must occur the OS checks if the currently pointed to page was recently used or not. </text:span></text:p>
      <text:p text:style-name="P30">What we do is to periodically clear the use bits and the diffrentiate between pages with 0 and 1 usebit value. </text:p>
      <text:p text:style-name="P31">This approach does almost as good as perfect LRU!</text:p>
      <text:p text:style-name="P42">22.9 Considering Dirty Pages</text:p>
      <text:p text:style-name="P16"><text:span text:style-name="T4">Some VM systems prefer to evict clean pages over dirty using the dirty status bit </text:span><text:span text:style-name="T20">(a modified bit) </text:span><text:span text:style-name="T21">through hardware support</text:span><text:span text:style-name="T4">. </text:span><text:span text:style-name="T22">So, the clock algorithm can be used to scan for both dirty bit and use bit. </text:span></text:p>
      <text:p text:style-name="P43">22.10 Other VM Policies</text:p>
      <text:p text:style-name="P17"><text:span text:style-name="T23">Besides page replacement, the OS also must decide when to bring a page into memory. This is called the page selection policy. </text:span><text:span text:style-name="T24">For most pages, the OS uses demand paging (page is brought to </text:span><text:soft-page-break/><text:span text:style-name="T24">memory upon access). </text:span><text:span text:style-name="T25">Is an OS guess that a page is about to be used, the policy is called prefetching. </text:span></text:p>
      <text:p text:style-name="P18"><text:span text:style-name="T26">Another policy determines how the OS write pages out to disk. </text:span><text:span text:style-name="T27">When the OS is collects a number of pending writes the policy is called clustering or grouping.</text:span></text:p>
      <text:p text:style-name="P44">22.11 Thrashing</text:p>
      <text:p text:style-name="P32">What should the OS do when the memory is simply oversubscribed? When a system is cnstantly paging, we get a condition called thrashing. </text:p>
      <text:p text:style-name="P33">Reducing the set of processes working sets is called admission control.</text:p>
      <text:p text:style-name="P34">There are also out-of-memory killer, a daemon that chooses a memory intensive process and kill it. </text:p>
      <text:p text:style-name="P45">22.12 Summary</text:p>
      <text:p text:style-name="P35">Page replacement policies</text:p>
      <text:list xml:id="list391159957" text:style-name="L3">
        <text:list-item>
          <text:p text:style-name="P36">Optimal</text:p>
        </text:list-item>
        <text:list-item>
          <text:p text:style-name="P36">FIFO</text:p>
        </text:list-item>
        <text:list-item>
          <text:p text:style-name="P36">Random</text:p>
        </text:list-item>
        <text:list-item>
          <text:p text:style-name="P36">LRU</text:p>
        </text:list-item>
        <text:list-item>
          <text:p text:style-name="P36">Approx LRU</text:p>
        </text:list-item>
      </text:list>
      <text:p text:style-name="P35">Mechanisms &amp; Challenges within – Different Workload..</text:p>
      <text:p text:style-name="P3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8T15:12:45.315769233</meta:creation-date>
    <dc:date>2021-01-07T18:05:06.732655908</dc:date>
    <meta:editing-duration>PT1H36M21S</meta:editing-duration>
    <meta:editing-cycles>55</meta:editing-cycles>
    <meta:generator>LibreOffice/6.4.6.2$Linux_X86_64 LibreOffice_project/40$Build-2</meta:generator>
    <meta:document-statistic meta:table-count="0" meta:image-count="0" meta:object-count="0" meta:page-count="3" meta:paragraph-count="55" meta:word-count="870" meta:character-count="4924" meta:non-whitespace-character-count="4099"/>
  </office:meta>
</office:document-meta>
</file>